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73" table:style-name="ce31">
            <text:p>8073</text:p>
          </table:table-cell>
          <table:table-cell office:value-type="float" office:value="7167.6400000000031" table:style-name="ce34">
            <text:p>7167.64</text:p>
          </table:table-cell>
          <table:table-cell office:value-type="float" office:value="13165" table:style-name="ce51">
            <text:p>13165</text:p>
          </table:table-cell>
          <table:table-cell office:value-type="float" office:value="12089.160000000022" table:style-name="ce52">
            <text:p>12089.16</text:p>
          </table:table-cell>
          <table:table-cell office:value-type="float" office:value="7376" table:style-name="ce54">
            <text:p>7376</text:p>
          </table:table-cell>
          <table:table-cell office:value-type="float" office:value="7117.8800000000056" table:style-name="ce67">
            <text:p>7117.88</text:p>
          </table:table-cell>
          <table:table-cell office:value-type="float" office:value="2550" table:style-name="ce69">
            <text:p>2550</text:p>
          </table:table-cell>
          <table:table-cell office:value-type="float" office:value="2489.2800000000011" table:style-name="ce70">
            <text:p>2489.28</text:p>
          </table:table-cell>
          <table:table-cell office:value-type="float" office:value="243" table:style-name="ce84">
            <text:p>243</text:p>
          </table:table-cell>
          <table:table-cell office:value-type="float" office:value="239.93" table:style-name="ce87">
            <text:p>239.93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1409" table:content-validation-name="val2" table:style-name="ce103">
            <text:p>31,409</text:p>
          </table:table-cell>
          <table:table-cell office:value-type="float" office:value="29105.890000000032" table:content-validation-name="val2" table:style-name="ce104">
            <text:p>29,105.89</text:p>
          </table:table-cell>
          <table:table-cell office:value-type="float" office:value="1453" table:style-name="ce106">
            <text:p>1453</text:p>
          </table:table-cell>
          <table:table-cell office:value-type="float" office:value="1373.5399999999975" table:style-name="ce107">
            <text:p>1373.54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53" table:style-name="ce141">
            <text:p>1,453</text:p>
          </table:table-cell>
          <table:table-cell office:value-type="float" office:value="1373.5399999999975" table:style-name="ce143">
            <text:p>1,373.54</text:p>
          </table:table-cell>
          <table:table-cell office:value-type="float" office:value="32862" table:content-validation-name="val2" table:style-name="ce142">
            <text:p>32,862</text:p>
          </table:table-cell>
          <table:table-cell office:value-type="float" office:value="30479.430000000029" table:content-validation-name="val2" table:style-name="ce144">
            <text:p>30,479.43</text:p>
          </table:table-cell>
          <table:table-cell office:value-type="currency" office:value="73312963.739999995" table:content-validation-name="val1" table:style-name="ce12">
            <text:p>£73,312,963.74</text:p>
          </table:table-cell>
          <table:table-cell office:value-type="currency" office:value="7450302.0700000105" table:content-validation-name="val1" table:style-name="ce12">
            <text:p>£7,450,302.07</text:p>
          </table:table-cell>
          <table:table-cell office:value-type="currency" office:value="243938.94" table:content-validation-name="val1" table:style-name="ce12">
            <text:p>£243,938.94</text:p>
          </table:table-cell>
          <table:table-cell office:value-type="currency" office:value="704284.82000000007" table:content-validation-name="val1" table:style-name="ce12">
            <text:p>£704,284.82</text:p>
          </table:table-cell>
          <table:table-cell office:value-type="currency" office:value="16133674.139999997" table:content-validation-name="val1" table:style-name="ce12">
            <text:p>£16,133,674.14</text:p>
          </table:table-cell>
          <table:table-cell office:value-type="currency" office:value="8122575.2399999993" table:content-validation-name="val1" table:style-name="ce12">
            <text:p>£8,122,575.24</text:p>
          </table:table-cell>
          <table:table-cell office:value-type="currency" office:value="105967738.94999999" table:style-name="ce13">
            <text:p>£105,967,738.95</text:p>
          </table:table-cell>
          <table:table-cell office:value-type="currency" office:value="6023349.7199999988" table:content-validation-name="val1" table:style-name="ce14">
            <text:p>£6,023,349.72</text:p>
          </table:table-cell>
          <table:table-cell office:value-type="currency" office:value="437047.64" table:content-validation-name="val1" table:style-name="ce14">
            <text:p>£437,047.64</text:p>
          </table:table-cell>
          <table:table-cell office:value-type="currency" office:value="6460397.3599999985" table:style-name="ce13">
            <text:p>£6,460,397.36</text:p>
          </table:table-cell>
          <table:table-cell office:value-type="currency" office:value="112428136.30999999" table:style-name="ce15">
            <text:p>£112,428,136.3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407" table:style-name="ce32">
            <text:p>407</text:p>
          </table:table-cell>
          <table:table-cell office:value-type="float" office:value="320.935" table:style-name="ce33">
            <text:p>320.94</text:p>
          </table:table-cell>
          <table:table-cell office:value-type="float" office:value="278" table:style-name="ce50">
            <text:p>278</text:p>
          </table:table-cell>
          <table:table-cell office:value-type="float" office:value="248.86799999999999" table:style-name="ce53">
            <text:p>248.87</text:p>
          </table:table-cell>
          <table:table-cell office:value-type="float" office:value="336" table:style-name="ce55">
            <text:p>336</text:p>
          </table:table-cell>
          <table:table-cell office:value-type="float" office:value="320.60000000000002" table:style-name="ce66">
            <text:p>320.60</text:p>
          </table:table-cell>
          <table:table-cell office:value-type="float" office:value="50" table:style-name="ce68">
            <text:p>50</text:p>
          </table:table-cell>
          <table:table-cell office:value-type="float" office:value="49.418999999999997" table:style-name="ce71">
            <text:p>49.42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86" table:content-validation-name="val2" table:style-name="ce102">
            <text:p>1,086</text:p>
          </table:table-cell>
          <table:table-cell office:value-type="float" office:value="949.61199999999997" table:content-validation-name="val2" table:style-name="ce105">
            <text:p>949.61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6" table:style-name="ce140">
            <text:p>6</text:p>
          </table:table-cell>
          <table:table-cell office:value-type="float" office:value="6" table:style-name="ce153">
            <text:p>6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6" table:style-name="ce171">
            <text:p>6</text:p>
          </table:table-cell>
          <table:table-cell office:value-type="float" office:value="6" table:style-name="ce173">
            <text:p>6.00</text:p>
          </table:table-cell>
          <table:table-cell office:value-type="float" office:value="1092" table:content-validation-name="val2" table:style-name="ce145">
            <text:p>1,092</text:p>
          </table:table-cell>
          <table:table-cell office:value-type="float" office:value="955.61199999999997" table:content-validation-name="val2" table:style-name="ce172">
            <text:p>955.61</text:p>
          </table:table-cell>
          <table:table-cell office:value-type="currency" office:value="2149248.8400000017" table:content-validation-name="val1" table:style-name="ce12">
            <text:p>£2,149,248.84</text:p>
          </table:table-cell>
          <table:table-cell office:value-type="currency" office:value="34543.049999999996" table:content-validation-name="val1" table:style-name="ce12">
            <text:p>£34,543.0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6728.489999999962" table:content-validation-name="val1" table:style-name="ce12">
            <text:p>£76,728.49</text:p>
          </table:table-cell>
          <table:table-cell office:value-type="currency" office:value="440117.92000000156" table:content-validation-name="val1" table:style-name="ce12">
            <text:p>£440,117.92</text:p>
          </table:table-cell>
          <table:table-cell office:value-type="currency" office:value="204250.97999999957" table:content-validation-name="val1" table:style-name="ce12">
            <text:p>£204,250.98</text:p>
          </table:table-cell>
          <table:table-cell office:value-type="currency" office:value="2904889.2800000021" table:style-name="ce13">
            <text:p>£2,904,889.28</text:p>
          </table:table-cell>
          <table:table-cell office:value-type="currency" office:value="83926" table:content-validation-name="val1" table:style-name="ce14">
            <text:p>£83,926.00</text:p>
          </table:table-cell>
          <table:table-cell office:value-type="currency" office:value="55833" table:content-validation-name="val1" table:style-name="ce14">
            <text:p>£55,833.00</text:p>
          </table:table-cell>
          <table:table-cell office:value-type="currency" office:value="139759" table:style-name="ce13">
            <text:p>£139,759.00</text:p>
          </table:table-cell>
          <table:table-cell office:value-type="currency" office:value="3044648.2800000021" table:style-name="ce15">
            <text:p>£3,044,648.2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97" table:style-name="ce30">
            <text:p>197</text:p>
          </table:table-cell>
          <table:table-cell office:value-type="float" office:value="189.9" table:style-name="ce35">
            <text:p>189.90</text:p>
          </table:table-cell>
          <table:table-cell office:value-type="float" office:value="480" table:style-name="ce42">
            <text:p>480</text:p>
          </table:table-cell>
          <table:table-cell office:value-type="float" office:value="464.5" table:style-name="ce49">
            <text:p>464.50</text:p>
          </table:table-cell>
          <table:table-cell office:value-type="float" office:value="254" table:style-name="ce56">
            <text:p>254</text:p>
          </table:table-cell>
          <table:table-cell office:value-type="float" office:value="247" table:style-name="ce57">
            <text:p>247.00</text:p>
          </table:table-cell>
          <table:table-cell office:value-type="float" office:value="41" table:style-name="ce60">
            <text:p>41</text:p>
          </table:table-cell>
          <table:table-cell office:value-type="float" office:value="40.799999999999997" table:style-name="ce79">
            <text:p>40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990" table:content-validation-name="val2" table:style-name="ce102">
            <text:p>990</text:p>
          </table:table-cell>
          <table:table-cell office:value-type="float" office:value="954.3" table:content-validation-name="val2" table:style-name="ce116">
            <text:p>954.30</text:p>
          </table:table-cell>
          <table:table-cell office:value-type="float" office:value="19" table:style-name="ce119">
            <text:p>19</text:p>
          </table:table-cell>
          <table:table-cell office:value-type="float" office:value="18.5" table:style-name="ce122">
            <text:p>18.5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2" table:style-name="ce133">
            <text:p>2</text:p>
          </table:table-cell>
          <table:table-cell office:value-type="float" office:value="2" table:style-name="ce160">
            <text:p>2.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1" table:style-name="ce171">
            <text:p>21</text:p>
          </table:table-cell>
          <table:table-cell office:value-type="float" office:value="20.5" table:style-name="ce146">
            <text:p>20.50</text:p>
          </table:table-cell>
          <table:table-cell office:value-type="float" office:value="1011" table:content-validation-name="val2" table:style-name="ce145">
            <text:p>1,011</text:p>
          </table:table-cell>
          <table:table-cell office:value-type="float" office:value="974.8" table:content-validation-name="val2" table:style-name="ce148">
            <text:p>974.80</text:p>
          </table:table-cell>
          <table:table-cell office:value-type="currency" office:value="2715293" table:content-validation-name="val1" table:style-name="ce12">
            <text:p>£2,715,293.00</text:p>
          </table:table-cell>
          <table:table-cell office:value-type="currency" office:value="130633" table:content-validation-name="val1" table:style-name="ce12">
            <text:p>£130,63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7457" table:content-validation-name="val1" table:style-name="ce12">
            <text:p>£17,457.00</text:p>
          </table:table-cell>
          <table:table-cell office:value-type="currency" office:value="557836" table:content-validation-name="val1" table:style-name="ce12">
            <text:p>£557,836.00</text:p>
          </table:table-cell>
          <table:table-cell office:value-type="currency" office:value="298205" table:content-validation-name="val1" table:style-name="ce12">
            <text:p>£298,205.00</text:p>
          </table:table-cell>
          <table:table-cell office:value-type="currency" office:value="3719424" table:style-name="ce13">
            <text:p>£3,719,424.00</text:p>
          </table:table-cell>
          <table:table-cell office:value-type="currency" office:value="127042" table:content-validation-name="val1" table:style-name="ce14">
            <text:p>£127,04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27042" table:style-name="ce13">
            <text:p>£127,042.00</text:p>
          </table:table-cell>
          <table:table-cell office:value-type="currency" office:value="3846466" table:style-name="ce15">
            <text:p>£3,846,466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9">
            <text:p>8.0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36.5" table:style-name="ce61">
            <text:p>36.5</text:p>
          </table:table-cell>
          <table:table-cell office:value-type="float" office:value="35.799999999999997" table:style-name="ce58">
            <text:p>35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4.5" table:content-validation-name="val2" table:style-name="ce102">
            <text:p>55</text:p>
          </table:table-cell>
          <table:table-cell office:value-type="float" office:value="53.399999999999991" table:content-validation-name="val2" table:style-name="ce117">
            <text:p>53.40</text:p>
          </table:table-cell>
          <table:table-cell office:value-type="float" office:value="1" table:style-name="ce120">
            <text:p>1</text:p>
          </table:table-cell>
          <table:table-cell office:value-type="float" office:value="0.06" table:style-name="ce121">
            <text:p>0.06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0.06" table:style-name="ce147">
            <text:p>0.06</text:p>
          </table:table-cell>
          <table:table-cell office:value-type="float" office:value="55.5" table:content-validation-name="val2" table:style-name="ce145">
            <text:p>56</text:p>
          </table:table-cell>
          <table:table-cell office:value-type="float" office:value="53.459999999999994" table:content-validation-name="val2" table:style-name="ce149">
            <text:p>53.46</text:p>
          </table:table-cell>
          <table:table-cell office:value-type="currency" office:value="164053.12" table:content-validation-name="val1" table:style-name="ce12">
            <text:p>£164,053.12</text:p>
          </table:table-cell>
          <table:table-cell office:value-type="currency" office:value="780" table:content-validation-name="val1" table:style-name="ce12">
            <text:p>£78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2553.4" table:content-validation-name="val1" table:style-name="ce12">
            <text:p>£22,553.40</text:p>
          </table:table-cell>
          <table:table-cell office:value-type="currency" office:value="14531.27" table:content-validation-name="val1" table:style-name="ce12">
            <text:p>£14,531.27</text:p>
          </table:table-cell>
          <table:table-cell office:value-type="currency" office:value="201917.78999999998" table:style-name="ce13">
            <text:p>£201,917.7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01917.78999999998" table:style-name="ce15">
            <text:p>£201,917.7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7" table:style-name="ce36">
            <text:p>67</text:p>
          </table:table-cell>
          <table:table-cell office:value-type="float" office:value="60.04" table:style-name="ce38">
            <text:p>60.04</text:p>
          </table:table-cell>
          <table:table-cell office:value-type="float" office:value="80" table:style-name="ce45">
            <text:p>80</text:p>
          </table:table-cell>
          <table:table-cell office:value-type="float" office:value="79.599999999999994" table:style-name="ce47">
            <text:p>79.60</text:p>
          </table:table-cell>
          <table:table-cell office:value-type="float" office:value="68" table:style-name="ce62">
            <text:p>68</text:p>
          </table:table-cell>
          <table:table-cell office:value-type="float" office:value="66.489999999999995" table:style-name="ce64">
            <text:p>66.49</text:p>
          </table:table-cell>
          <table:table-cell office:value-type="float" office:value="16" table:style-name="ce72">
            <text:p>16</text:p>
          </table:table-cell>
          <table:table-cell office:value-type="float" office:value="16" table:style-name="ce74">
            <text:p>16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1" table:content-validation-name="val2" table:style-name="ce102">
            <text:p>241</text:p>
          </table:table-cell>
          <table:table-cell office:value-type="float" office:value="227.25" table:content-validation-name="val2" table:style-name="ce111">
            <text:p>227.25</text:p>
          </table:table-cell>
          <table:table-cell office:value-type="float" office:value="4" table:style-name="ce113">
            <text:p>4</text:p>
          </table:table-cell>
          <table:table-cell office:value-type="float" office:value="4" table:style-name="ce115">
            <text:p>4.00</text:p>
          </table:table-cell>
          <table:table-cell office:value-type="float" office:value="3" table:style-name="ce123">
            <text:p>3</text:p>
          </table:table-cell>
          <table:table-cell office:value-type="float" office:value="1.9" table:style-name="ce125">
            <text:p>1.9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66">
            <text:p>0.0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7" table:style-name="ce171">
            <text:p>7</text:p>
          </table:table-cell>
          <table:table-cell office:value-type="float" office:value="5.9" table:style-name="ce174">
            <text:p>5.90</text:p>
          </table:table-cell>
          <table:table-cell office:value-type="float" office:value="248" table:content-validation-name="val2" table:style-name="ce145">
            <text:p>248</text:p>
          </table:table-cell>
          <table:table-cell office:value-type="float" office:value="233.15" table:content-validation-name="val2" table:style-name="ce150">
            <text:p>233.15</text:p>
          </table:table-cell>
          <table:table-cell office:value-type="currency" office:value="694727.13" table:content-validation-name="val1" table:style-name="ce12">
            <text:p>£694,727.13</text:p>
          </table:table-cell>
          <table:table-cell office:value-type="currency" office:value="23048.400000000001" table:content-validation-name="val1" table:style-name="ce12">
            <text:p>£23,048.40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29264.94" table:content-validation-name="val1" table:style-name="ce12">
            <text:p>£29,264.94</text:p>
          </table:table-cell>
          <table:table-cell office:value-type="currency" office:value="125953.08" table:content-validation-name="val1" table:style-name="ce12">
            <text:p>£125,953.08</text:p>
          </table:table-cell>
          <table:table-cell office:value-type="currency" office:value="79197.83" table:content-validation-name="val1" table:style-name="ce12">
            <text:p>£79,197.83</text:p>
          </table:table-cell>
          <table:table-cell office:value-type="currency" office:value="954191.37999999989" table:style-name="ce13">
            <text:p>£954,191.38</text:p>
          </table:table-cell>
          <table:table-cell office:value-type="currency" office:value="10378.530000000001" table:content-validation-name="val1" table:style-name="ce14">
            <text:p>£10,378.53</text:p>
          </table:table-cell>
          <table:table-cell office:value-type="currency" office:value="15594" table:content-validation-name="val1" table:style-name="ce14">
            <text:p>£15,594.00</text:p>
          </table:table-cell>
          <table:table-cell office:value-type="currency" office:value="25972.53" table:style-name="ce13">
            <text:p>£25,972.53</text:p>
          </table:table-cell>
          <table:table-cell office:value-type="currency" office:value="980163.90999999992" table:style-name="ce15">
            <text:p>£980,163.9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0">
            <text:p>10.00</text:p>
          </table:table-cell>
          <table:table-cell office:value-type="float" office:value="12" table:style-name="ce43">
            <text:p>12</text:p>
          </table:table-cell>
          <table:table-cell office:value-type="float" office:value="10.69" table:style-name="ce46">
            <text:p>10.69</text:p>
          </table:table-cell>
          <table:table-cell office:value-type="float" office:value="97" table:style-name="ce63">
            <text:p>97</text:p>
          </table:table-cell>
          <table:table-cell office:value-type="float" office:value="95.24" table:style-name="ce65">
            <text:p>95.24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3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6" table:content-validation-name="val2" table:style-name="ce109">
            <text:p>126</text:p>
          </table:table-cell>
          <table:table-cell office:value-type="float" office:value="122.33" table:content-validation-name="val2" table:style-name="ce110">
            <text:p>122.3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6" table:content-validation-name="val2" table:style-name="ce152">
            <text:p>126</text:p>
          </table:table-cell>
          <table:table-cell office:value-type="float" office:value="122.33" table:content-validation-name="val2" table:style-name="ce151">
            <text:p>122.33</text:p>
          </table:table-cell>
          <table:table-cell office:value-type="currency" office:value="308218.23000000004" table:content-validation-name="val1" table:style-name="ce12">
            <text:p>£308,218.23</text:p>
          </table:table-cell>
          <table:table-cell office:value-type="currency" office:value="7444.34" table:content-validation-name="val1" table:style-name="ce12">
            <text:p>£7,444.3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9305.21" table:content-validation-name="val1" table:style-name="ce12">
            <text:p>£59,305.21</text:p>
          </table:table-cell>
          <table:table-cell office:value-type="currency" office:value="32172.74" table:content-validation-name="val1" table:style-name="ce12">
            <text:p>£32,172.74</text:p>
          </table:table-cell>
          <table:table-cell office:value-type="currency" office:value="407140.52000000008" table:style-name="ce13">
            <text:p>£407,140.5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07140.52000000008" table:style-name="ce15">
            <text:p>£407,140.52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8-10-30T10:17:15Z</dc:date>
  </office:meta>
</office:document-meta>
</file>